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ull1" table:style-name="ta1">
        <table:shapes>
          <draw:frame draw:z-index="0" draw:style-name="gr1" draw:text-style-name="P1" svg:width="118.84mm" svg:height="66.28mm" svg:x="124.11mm" svg:y="14.87mm">
            <draw:object draw:notify-on-update-of-ranges="Full1.D3:Full1.D22 Full1.E3:Full1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16" calcext:value-type="float">
            <text:p>16</text:p>
          </table:table-cell>
          <table:table-cell table:formula="of:=[.B3]+[.C3]" office:value-type="float" office:value="2616" calcext:value-type="float">
            <text:p>2616</text:p>
          </table:table-cell>
          <table:table-cell table:formula="of:=RANDBETWEEN(500;3500)" office:value-type="float" office:value="983" calcext:value-type="float">
            <text:p>983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-57" calcext:value-type="float">
            <text:p>-57</text:p>
          </table:table-cell>
          <table:table-cell table:formula="of:=[.B4]+[.C4]" office:value-type="float" office:value="2543" calcext:value-type="float">
            <text:p>2543</text:p>
          </table:table-cell>
          <table:table-cell table:formula="of:=RANDBETWEEN(500;3500)" office:value-type="float" office:value="2052" calcext:value-type="float">
            <text:p>2052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-131" calcext:value-type="float">
            <text:p>-131</text:p>
          </table:table-cell>
          <table:table-cell table:formula="of:=[.B5]+[.C5]" office:value-type="float" office:value="2469" calcext:value-type="float">
            <text:p>2469</text:p>
          </table:table-cell>
          <table:table-cell table:formula="of:=RANDBETWEEN(500;3500)" office:value-type="float" office:value="2628" calcext:value-type="float">
            <text:p>2628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58" calcext:value-type="float">
            <text:p>58</text:p>
          </table:table-cell>
          <table:table-cell table:formula="of:=[.B6]+[.C6]" office:value-type="float" office:value="2658" calcext:value-type="float">
            <text:p>2658</text:p>
          </table:table-cell>
          <table:table-cell table:formula="of:=RANDBETWEEN(500;3500)" office:value-type="float" office:value="1939" calcext:value-type="float">
            <text:p>1939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240" calcext:value-type="float">
            <text:p>240</text:p>
          </table:table-cell>
          <table:table-cell table:formula="of:=[.B7]+[.C7]" office:value-type="float" office:value="2840" calcext:value-type="float">
            <text:p>2840</text:p>
          </table:table-cell>
          <table:table-cell table:formula="of:=RANDBETWEEN(500;3500)" office:value-type="float" office:value="1174" calcext:value-type="float">
            <text:p>1174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-25" calcext:value-type="float">
            <text:p>-25</text:p>
          </table:table-cell>
          <table:table-cell table:formula="of:=[.B8]+[.C8]" office:value-type="float" office:value="2575" calcext:value-type="float">
            <text:p>2575</text:p>
          </table:table-cell>
          <table:table-cell table:formula="of:=RANDBETWEEN(500;3500)" office:value-type="float" office:value="1334" calcext:value-type="float">
            <text:p>1334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-318" calcext:value-type="float">
            <text:p>-318</text:p>
          </table:table-cell>
          <table:table-cell table:formula="of:=[.B9]+[.C9]" office:value-type="float" office:value="2282" calcext:value-type="float">
            <text:p>2282</text:p>
          </table:table-cell>
          <table:table-cell table:formula="of:=RANDBETWEEN(500;3500)" office:value-type="float" office:value="721" calcext:value-type="float">
            <text:p>721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-68" calcext:value-type="float">
            <text:p>-68</text:p>
          </table:table-cell>
          <table:table-cell table:formula="of:=[.B10]+[.C10]" office:value-type="float" office:value="2532" calcext:value-type="float">
            <text:p>2532</text:p>
          </table:table-cell>
          <table:table-cell table:formula="of:=RANDBETWEEN(500;3500)" office:value-type="float" office:value="2139" calcext:value-type="float">
            <text:p>2139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-191" calcext:value-type="float">
            <text:p>-191</text:p>
          </table:table-cell>
          <table:table-cell table:formula="of:=[.B11]+[.C11]" office:value-type="float" office:value="2409" calcext:value-type="float">
            <text:p>2409</text:p>
          </table:table-cell>
          <table:table-cell table:formula="of:=RANDBETWEEN(500;3500)" office:value-type="float" office:value="941" calcext:value-type="float">
            <text:p>941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467" calcext:value-type="float">
            <text:p>467</text:p>
          </table:table-cell>
          <table:table-cell table:formula="of:=[.B12]+[.C12]" office:value-type="float" office:value="3067" calcext:value-type="float">
            <text:p>3067</text:p>
          </table:table-cell>
          <table:table-cell table:formula="of:=RANDBETWEEN(500;3500)" office:value-type="float" office:value="3281" calcext:value-type="float">
            <text:p>3281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377" calcext:value-type="float">
            <text:p>377</text:p>
          </table:table-cell>
          <table:table-cell table:formula="of:=[.B13]+[.C13]" office:value-type="float" office:value="2977" calcext:value-type="float">
            <text:p>2977</text:p>
          </table:table-cell>
          <table:table-cell table:formula="of:=RANDBETWEEN(500;3500)" office:value-type="float" office:value="3120" calcext:value-type="float">
            <text:p>3120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305" calcext:value-type="float">
            <text:p>305</text:p>
          </table:table-cell>
          <table:table-cell table:formula="of:=[.B14]+[.C14]" office:value-type="float" office:value="2905" calcext:value-type="float">
            <text:p>2905</text:p>
          </table:table-cell>
          <table:table-cell table:formula="of:=RANDBETWEEN(500;3500)" office:value-type="float" office:value="3291" calcext:value-type="float">
            <text:p>3291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169" calcext:value-type="float">
            <text:p>169</text:p>
          </table:table-cell>
          <table:table-cell table:formula="of:=[.B15]+[.C15]" office:value-type="float" office:value="2769" calcext:value-type="float">
            <text:p>2769</text:p>
          </table:table-cell>
          <table:table-cell table:formula="of:=RANDBETWEEN(500;3500)"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-230" calcext:value-type="float">
            <text:p>-230</text:p>
          </table:table-cell>
          <table:table-cell table:formula="of:=[.B16]+[.C16]" office:value-type="float" office:value="2370" calcext:value-type="float">
            <text:p>2370</text:p>
          </table:table-cell>
          <table:table-cell table:formula="of:=RANDBETWEEN(500;3500)" office:value-type="float" office:value="2961" calcext:value-type="float">
            <text:p>2961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452" calcext:value-type="float">
            <text:p>452</text:p>
          </table:table-cell>
          <table:table-cell table:formula="of:=[.B17]+[.C17]" office:value-type="float" office:value="3052" calcext:value-type="float">
            <text:p>3052</text:p>
          </table:table-cell>
          <table:table-cell table:formula="of:=RANDBETWEEN(500;3500)" office:value-type="float" office:value="2981" calcext:value-type="float">
            <text:p>2981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-342" calcext:value-type="float">
            <text:p>-342</text:p>
          </table:table-cell>
          <table:table-cell table:formula="of:=[.B18]+[.C18]" office:value-type="float" office:value="2258" calcext:value-type="float">
            <text:p>2258</text:p>
          </table:table-cell>
          <table:table-cell table:formula="of:=RANDBETWEEN(500;3500)" office:value-type="float" office:value="1374" calcext:value-type="float">
            <text:p>1374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221" calcext:value-type="float">
            <text:p>221</text:p>
          </table:table-cell>
          <table:table-cell table:formula="of:=[.B19]+[.C19]" office:value-type="float" office:value="2821" calcext:value-type="float">
            <text:p>2821</text:p>
          </table:table-cell>
          <table:table-cell table:formula="of:=RANDBETWEEN(500;3500)" office:value-type="float" office:value="2337" calcext:value-type="float">
            <text:p>2337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201" calcext:value-type="float">
            <text:p>201</text:p>
          </table:table-cell>
          <table:table-cell table:formula="of:=[.B20]+[.C20]" office:value-type="float" office:value="2801" calcext:value-type="float">
            <text:p>2801</text:p>
          </table:table-cell>
          <table:table-cell table:formula="of:=RANDBETWEEN(500;3500)" office:value-type="float" office:value="2967" calcext:value-type="float">
            <text:p>2967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0" calcext:value-type="float">
            <text:p>0</text:p>
          </table:table-cell>
          <table:table-cell table:formula="of:=[.B21]+[.C21]" office:value-type="float" office:value="2600" calcext:value-type="float">
            <text:p>2600</text:p>
          </table:table-cell>
          <table:table-cell table:formula="of:=RANDBETWEEN(500;3500)" office:value-type="float" office:value="2662" calcext:value-type="float">
            <text:p>2662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-258" calcext:value-type="float">
            <text:p>-258</text:p>
          </table:table-cell>
          <table:table-cell table:formula="of:=[.B22]+[.C22]" office:value-type="float" office:value="2342" calcext:value-type="float">
            <text:p>2342</text:p>
          </table:table-cell>
          <table:table-cell table:formula="of:=RANDBETWEEN(500;3500)" office:value-type="float" office:value="667" calcext:value-type="float">
            <text:p>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3:02:52.712855475</meta:creation-date>
    <dc:date>2015-11-30T13:23:35.050914751</dc:date>
    <meta:editing-duration>PT5M29S</meta:editing-duration>
    <meta:editing-cycles>2</meta:editing-cycles>
    <meta:generator>LibreOffice/4.4.6.3$Linux_X86_64 LibreOffice_project/40m0$Build-3</meta:generator>
    <meta:document-statistic meta:table-count="1" meta:cell-count="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interval-major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85cm" svg:height="6.629cm" xlink:href=".." xlink:type="simple" chart:class="chart:scatter" chart:style-name="ch1">
        <chart:legend chart:legend-position="end" svg:x="9.437cm" svg:y="3.015cm" style:legend-expansion="high" chart:style-name="ch2"/>
        <chart:plot-area chart:style-name="ch3" table:cell-range-address="Full1.D3:Full1.E22" svg:x="0.237cm" svg:y="0.132cm" svg:width="8.963cm" svg:height="6.365cm">
          <chartooo:coordinate-region svg:x="1.229cm" svg:y="0.331cm" svg:width="7.599cm" svg:height="5.5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ull1.E3:Full1.E22" chart:class="chart:scatter">
            <chart:domain table:cell-range-address="Full1.D3:Full1.D22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16">
                <text:p>2616</text:p>
                <draw:g>
                  <svg:desc>Full1.D3:Full1.D22</svg:desc>
                </draw:g>
              </table:table-cell>
              <table:table-cell office:value-type="float" office:value="983">
                <text:p>983</text:p>
                <draw:g>
                  <svg:desc>Full1.E3:Full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3">
                <text:p>254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69">
                <text:p>2469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58">
                <text:p>2658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40">
                <text:p>284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75">
                <text:p>25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82">
                <text:p>2282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32">
                <text:p>2532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9">
                <text:p>240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7">
                <text:p>3067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7">
                <text:p>2977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05">
                <text:p>2905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69">
                <text:p>276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70">
                <text:p>2370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52">
                <text:p>3052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8">
                <text:p>2258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21">
                <text:p>2821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01">
                <text:p>2801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00">
                <text:p>2600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42">
                <text:p>2342</text:p>
              </table:table-cell>
              <table:table-cell office:value-type="float" office:value="667">
                <text:p>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6" draw:display-name="Hatching 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